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1.4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Sheet1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row table:style-name="ro3">
          <table:table-cell office:value-type="string">
            <text:p>Agent</text:p>
          </table:table-cell>
          <table:table-cell office:value-type="string">
            <text:p>Imag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">
            <text:p>1.000</text:p>
          </table:table-cell>
          <table:table-cell table:number-columns-repeated="2"/>
        </table:table-row>
        <table:table-row table:style-name="ro3">
          <table:table-cell office:value-type="string">
            <text:p>Humans</text:p>
          </table:table-cell>
          <table:table-cell office:value-type="string">
            <text:p>Physical Plate</text:p>
          </table:table-cell>
          <table:table-cell office:value-type="float" office:value="99.95272909">
            <text:p>99.95272909</text:p>
          </table:table-cell>
          <table:table-cell office:value-type="float" office:value="0.99458243">
            <text:p>0.99458243</text:p>
          </table:table-cell>
          <table:table-cell office:value-type="float" office:value="1.03134565">
            <text:p>1.031</text:p>
          </table:table-cell>
          <table:table-cell table:number-columns-repeated="2"/>
        </table:table-row>
        <table:table-row table:style-name="ro4">
          <table:table-cell office:value-type="string">
            <text:p>OpenCFU</text:p>
          </table:table-cell>
          <table:table-cell office:value-type="string">
            <text:p>HD</text:p>
          </table:table-cell>
          <table:table-cell office:value-type="float" office:value="99.9037895">
            <text:p>99.9037895</text:p>
          </table:table-cell>
          <table:table-cell office:value-type="float" office:value="0.98944876">
            <text:p>0.98944876</text:p>
          </table:table-cell>
          <table:table-cell office:value-type="float" office:value="1.04965497">
            <text:p>1.050</text:p>
          </table:table-cell>
          <table:table-cell table:number-columns-repeated="2"/>
        </table:table-row>
        <table:table-row table:style-name="ro4">
          <table:table-cell office:value-type="string">
            <text:p>OpenCFU</text:p>
          </table:table-cell>
          <table:table-cell office:value-type="string">
            <text:p>WC</text:p>
          </table:table-cell>
          <table:table-cell office:value-type="float" office:value="99.78942916">
            <text:p>99.78942916</text:p>
          </table:table-cell>
          <table:table-cell office:value-type="float" office:value="0.96978554">
            <text:p>0.96978554</text:p>
          </table:table-cell>
          <table:table-cell office:value-type="float" office:value="1.131953">
            <text:p>1.132</text:p>
          </table:table-cell>
          <table:table-cell table:number-columns-repeated="2"/>
        </table:table-row>
        <table:table-row table:style-name="ro3">
          <table:table-cell office:value-type="string">
            <text:p>\IJM{}</text:p>
          </table:table-cell>
          <table:table-cell office:value-type="string">
            <text:p>HD</text:p>
          </table:table-cell>
          <table:table-cell office:value-type="float" office:value="99.85006705">
            <text:p>99.85006705</text:p>
          </table:table-cell>
          <table:table-cell office:value-type="float" office:value="0.95697256">
            <text:p>0.95697256</text:p>
          </table:table-cell>
          <table:table-cell office:value-type="float" office:value="1.19668351">
            <text:p>1.197</text:p>
          </table:table-cell>
          <table:table-cell table:number-columns-repeated="2"/>
        </table:table-row>
        <table:table-row table:style-name="ro3">
          <table:table-cell office:value-type="string">
            <text:p>\IJM{}</text:p>
          </table:table-cell>
          <table:table-cell office:value-type="string">
            <text:p>WC</text:p>
          </table:table-cell>
          <table:table-cell office:value-type="float" office:value="99.84303828">
            <text:p>99.84303828</text:p>
          </table:table-cell>
          <table:table-cell office:value-type="float" office:value="0.95884845">
            <text:p>0.95884845</text:p>
          </table:table-cell>
          <table:table-cell office:value-type="float" office:value="1.10806181">
            <text:p>1.108</text:p>
          </table:table-cell>
          <table:table-cell table:number-columns-repeated="2"/>
        </table:table-row>
        <table:table-row table:style-name="ro3">
          <table:table-cell office:value-type="string">
            <text:p>NICE</text:p>
          </table:table-cell>
          <table:table-cell office:value-type="string">
            <text:p>HD</text:p>
          </table:table-cell>
          <table:table-cell office:value-type="float" office:value="99.12787119">
            <text:p>99.12787119</text:p>
          </table:table-cell>
          <table:table-cell office:value-type="float" office:value="0.87437071">
            <text:p>0.87437071</text:p>
          </table:table-cell>
          <table:table-cell office:value-type="float" office:value="1.87588072">
            <text:p>1.876</text:p>
          </table:table-cell>
          <table:table-cell table:number-columns-repeated="2"/>
        </table:table-row>
        <table:table-row table:style-name="ro3">
          <table:table-cell office:value-type="string">
            <text:p>NICE</text:p>
          </table:table-cell>
          <table:table-cell office:value-type="string">
            <text:p>WC</text:p>
          </table:table-cell>
          <table:table-cell office:value-type="float" office:value="99.80488231">
            <text:p>99.80488231</text:p>
          </table:table-cell>
          <table:table-cell office:value-type="float" office:value="0.95537486">
            <text:p>0.95537486</text:p>
          </table:table-cell>
          <table:table-cell office:value-type="float" office:value="1.06952632">
            <text:p>1.070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3"/>
        </table:table-row>
        <table:table-row table:style-name="ro4">
          <table:table-cell office:value-type="string">
            <text:p>humanSd</text:p>
          </table:table-cell>
          <table:table-cell/>
          <table:table-cell office:value-type="float" office:value="0.04976581">
            <text:p>0.04976581</text:p>
          </table:table-cell>
          <table:table-cell office:value-type="float" office:value="0.01099735">
            <text:p>0.01099735</text:p>
          </table:table-cell>
          <table:table-cell office:value-type="float" office:value="0.04783841">
            <text:p>0.048</text:p>
          </table:table-cell>
          <table:table-cell table:number-columns-repeated="2"/>
        </table:table-row>
        <table:table-row table:style-name="ro3" table:number-rows-repeated="4">
          <table:table-cell table:number-columns-repeated="7"/>
        </table:table-row>
        <table:table-row table:style-name="ro3">
          <table:table-cell table:number-columns-repeated="4"/>
          <table:table-cell table:style-name="Default"/>
          <table:table-cell table:number-columns-repeated="2"/>
        </table:table-row>
        <table:table-row table:style-name="ro3" table:number-rows-repeated="1048560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7T01:15:48</meta:creation-date>
    <dc:date>2012-08-19T14:08:39</dc:date>
    <meta:editing-duration>PT6M59S</meta:editing-duration>
    <meta:editing-cycles>2</meta:editing-cycles>
    <meta:generator>LibreOffice/3.5$Linux_X86_64 LibreOffice_project/350m1$Build-3</meta:generator>
    <meta:document-statistic meta:table-count="3" meta:cell-count="44" meta:object-count="0"/>
  </office:meta>
</office:document-meta>
</file>